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454" officeooo:paragraph-rsid="000de454"/>
    </style:style>
    <style:style style:name="P2" style:family="paragraph" style:parent-style-name="Standard">
      <style:text-properties officeooo:rsid="000de454" officeooo:paragraph-rsid="001c6c87"/>
    </style:style>
    <style:style style:name="P3" style:family="paragraph" style:parent-style-name="Standard">
      <style:text-properties officeooo:rsid="000ef5cb" officeooo:paragraph-rsid="000ef5cb"/>
    </style:style>
    <style:style style:name="P4" style:family="paragraph" style:parent-style-name="Standard">
      <style:text-properties officeooo:rsid="000ef5cb" officeooo:paragraph-rsid="001c6c87"/>
    </style:style>
    <style:style style:name="P5" style:family="paragraph" style:parent-style-name="Standard">
      <style:text-properties officeooo:rsid="000ef5cb" officeooo:paragraph-rsid="0039e63e"/>
    </style:style>
    <style:style style:name="P6" style:family="paragraph" style:parent-style-name="Standard">
      <style:text-properties officeooo:rsid="000ef5cb" officeooo:paragraph-rsid="000ff3cd"/>
    </style:style>
    <style:style style:name="P7" style:family="paragraph" style:parent-style-name="Standard">
      <style:text-properties officeooo:rsid="000ff3cd" officeooo:paragraph-rsid="000ff3cd"/>
    </style:style>
    <style:style style:name="P8" style:family="paragraph" style:parent-style-name="Standard">
      <style:text-properties officeooo:rsid="000ff3cd" officeooo:paragraph-rsid="001074cb"/>
    </style:style>
    <style:style style:name="P9" style:family="paragraph" style:parent-style-name="Standard">
      <style:text-properties officeooo:rsid="000ff3cd" officeooo:paragraph-rsid="001c6c87"/>
    </style:style>
    <style:style style:name="P10" style:family="paragraph" style:parent-style-name="Standard">
      <style:text-properties officeooo:rsid="000ff3cd" officeooo:paragraph-rsid="003ad313"/>
    </style:style>
    <style:style style:name="P11" style:family="paragraph" style:parent-style-name="Standard">
      <style:text-properties officeooo:rsid="001074cb" officeooo:paragraph-rsid="001074cb"/>
    </style:style>
    <style:style style:name="P12" style:family="paragraph" style:parent-style-name="Standard">
      <style:text-properties officeooo:rsid="001074cb" officeooo:paragraph-rsid="001140ce"/>
    </style:style>
    <style:style style:name="P13" style:family="paragraph" style:parent-style-name="Standard">
      <style:text-properties officeooo:rsid="001140ce" officeooo:paragraph-rsid="001140ce"/>
    </style:style>
    <style:style style:name="P14" style:family="paragraph" style:parent-style-name="Standard">
      <style:text-properties officeooo:rsid="001140ce" officeooo:paragraph-rsid="00117eb9"/>
    </style:style>
    <style:style style:name="P15" style:family="paragraph" style:parent-style-name="Standard">
      <style:text-properties officeooo:rsid="00117eb9" officeooo:paragraph-rsid="00117eb9"/>
    </style:style>
    <style:style style:name="P16" style:family="paragraph" style:parent-style-name="Standard">
      <style:text-properties officeooo:rsid="00117eb9" officeooo:paragraph-rsid="0011cad3"/>
    </style:style>
    <style:style style:name="P17" style:family="paragraph" style:parent-style-name="Standard">
      <style:text-properties officeooo:rsid="0011cad3" officeooo:paragraph-rsid="00123204"/>
    </style:style>
    <style:style style:name="P18" style:family="paragraph" style:parent-style-name="Standard">
      <style:text-properties officeooo:rsid="00123204" officeooo:paragraph-rsid="00123204"/>
    </style:style>
    <style:style style:name="P19" style:family="paragraph" style:parent-style-name="Standard">
      <style:text-properties officeooo:rsid="00123204" officeooo:paragraph-rsid="001343ad"/>
    </style:style>
    <style:style style:name="P20" style:family="paragraph" style:parent-style-name="Standard">
      <style:text-properties officeooo:rsid="001343ad" officeooo:paragraph-rsid="001343ad"/>
    </style:style>
    <style:style style:name="P21" style:family="paragraph" style:parent-style-name="Standard">
      <style:text-properties officeooo:rsid="001343ad" officeooo:paragraph-rsid="00138caa"/>
    </style:style>
    <style:style style:name="P22" style:family="paragraph" style:parent-style-name="Standard">
      <style:text-properties officeooo:rsid="001343ad" officeooo:paragraph-rsid="00140675"/>
    </style:style>
    <style:style style:name="P23" style:family="paragraph" style:parent-style-name="Standard">
      <style:text-properties officeooo:rsid="00138caa" officeooo:paragraph-rsid="00138caa"/>
    </style:style>
    <style:style style:name="P24" style:family="paragraph" style:parent-style-name="Standard">
      <style:text-properties officeooo:rsid="0014f6f6" officeooo:paragraph-rsid="0014f6f6"/>
    </style:style>
    <style:style style:name="P25" style:family="paragraph" style:parent-style-name="Standard">
      <style:text-properties officeooo:rsid="0014f6f6" officeooo:paragraph-rsid="00150b35"/>
    </style:style>
    <style:style style:name="P26" style:family="paragraph" style:parent-style-name="Standard">
      <style:text-properties fo:font-weight="bold" officeooo:rsid="0014f6f6" officeooo:paragraph-rsid="0014f6f6" style:font-weight-asian="bold" style:font-weight-complex="bold"/>
    </style:style>
    <style:style style:name="P27" style:family="paragraph" style:parent-style-name="Standard">
      <style:text-properties fo:font-weight="bold" officeooo:rsid="001df2c1" officeooo:paragraph-rsid="001df2c1" style:font-weight-asian="bold" style:font-weight-complex="bold"/>
    </style:style>
    <style:style style:name="P28" style:family="paragraph" style:parent-style-name="Standard">
      <style:text-properties fo:font-weight="bold" officeooo:rsid="001efe56" officeooo:paragraph-rsid="001efe56" style:font-weight-asian="bold" style:font-weight-complex="bold"/>
    </style:style>
    <style:style style:name="P29" style:family="paragraph" style:parent-style-name="Standard">
      <style:text-properties fo:font-weight="bold" officeooo:rsid="00286281" officeooo:paragraph-rsid="00286281" style:font-weight-asian="bold" style:font-weight-complex="bold"/>
    </style:style>
    <style:style style:name="P30" style:family="paragraph" style:parent-style-name="Standard">
      <style:text-properties fo:font-weight="bold" officeooo:rsid="002a5579" officeooo:paragraph-rsid="002a5579" style:font-weight-asian="bold" style:font-weight-complex="bold"/>
    </style:style>
    <style:style style:name="P31" style:family="paragraph" style:parent-style-name="Standard">
      <style:text-properties fo:font-weight="bold" officeooo:rsid="002c2d0b" officeooo:paragraph-rsid="002c2d0b" style:font-weight-asian="bold" style:font-weight-complex="bold"/>
    </style:style>
    <style:style style:name="P32" style:family="paragraph" style:parent-style-name="Standard">
      <style:text-properties fo:font-weight="bold" officeooo:rsid="002cf5c3" officeooo:paragraph-rsid="002cf5c3" style:font-weight-asian="bold" style:font-weight-complex="bold"/>
    </style:style>
    <style:style style:name="P33" style:family="paragraph" style:parent-style-name="Standard">
      <style:text-properties fo:font-weight="bold" officeooo:rsid="002ed107" officeooo:paragraph-rsid="002ed107" style:font-weight-asian="bold" style:font-weight-complex="bold"/>
    </style:style>
    <style:style style:name="P34" style:family="paragraph" style:parent-style-name="Standard">
      <style:text-properties fo:font-weight="bold" officeooo:rsid="0031a85c" officeooo:paragraph-rsid="0031a85c" style:font-weight-asian="bold" style:font-weight-complex="bold"/>
    </style:style>
    <style:style style:name="P35" style:family="paragraph" style:parent-style-name="Standard">
      <style:text-properties fo:font-weight="bold" officeooo:rsid="0034b8b0" officeooo:paragraph-rsid="0034b8b0" style:font-weight-asian="bold" style:font-weight-complex="bold"/>
    </style:style>
    <style:style style:name="P36" style:family="paragraph" style:parent-style-name="Standard">
      <style:text-properties fo:font-weight="bold" officeooo:rsid="00369aa6" officeooo:paragraph-rsid="00369aa6" style:font-weight-asian="bold" style:font-weight-complex="bold"/>
    </style:style>
    <style:style style:name="P37" style:family="paragraph" style:parent-style-name="Standard">
      <style:text-properties fo:font-weight="bold" officeooo:rsid="0038dc00" officeooo:paragraph-rsid="0038dc00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4f6f6" officeooo:paragraph-rsid="0014f6f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278700" officeooo:paragraph-rsid="00278700" style:font-weight-asian="bold" style:font-weight-complex="bold"/>
    </style:style>
    <style:style style:name="P40" style:family="paragraph" style:parent-style-name="Standard">
      <style:text-properties officeooo:rsid="00150b35" officeooo:paragraph-rsid="00150b35"/>
    </style:style>
    <style:style style:name="P41" style:family="paragraph" style:parent-style-name="Standard">
      <style:text-properties officeooo:rsid="0015ee47" officeooo:paragraph-rsid="0015ee47"/>
    </style:style>
    <style:style style:name="P42" style:family="paragraph" style:parent-style-name="Standard">
      <style:text-properties fo:font-weight="normal" officeooo:rsid="001df2c1" officeooo:paragraph-rsid="001df2c1" style:font-weight-asian="normal" style:font-weight-complex="normal"/>
    </style:style>
    <style:style style:name="P43" style:family="paragraph" style:parent-style-name="Standard">
      <style:text-properties fo:font-weight="normal" officeooo:rsid="002a5579" officeooo:paragraph-rsid="002a5579" style:font-weight-asian="normal" style:font-weight-complex="normal"/>
    </style:style>
    <style:style style:name="P44" style:family="paragraph" style:parent-style-name="Standard">
      <style:text-properties fo:font-weight="normal" officeooo:rsid="002c2d0b" officeooo:paragraph-rsid="002c2d0b" style:font-weight-asian="normal" style:font-weight-complex="normal"/>
    </style:style>
    <style:style style:name="P45" style:family="paragraph" style:parent-style-name="Standard">
      <style:text-properties fo:font-weight="normal" officeooo:rsid="002cf5c3" officeooo:paragraph-rsid="002cf5c3" style:font-weight-asian="normal" style:font-weight-complex="normal"/>
    </style:style>
    <style:style style:name="P46" style:family="paragraph" style:parent-style-name="Standard">
      <style:text-properties fo:font-weight="normal" officeooo:rsid="003096be" officeooo:paragraph-rsid="003096be" style:font-weight-asian="normal" style:font-weight-complex="normal"/>
    </style:style>
    <style:style style:name="P47" style:family="paragraph" style:parent-style-name="Standard">
      <style:text-properties fo:font-weight="normal" officeooo:rsid="0033753b" officeooo:paragraph-rsid="0033753b" style:font-weight-asian="normal" style:font-weight-complex="normal"/>
    </style:style>
    <style:style style:name="P48" style:family="paragraph" style:parent-style-name="Standard">
      <style:text-properties fo:font-weight="normal" officeooo:rsid="0034b8b0" officeooo:paragraph-rsid="0034b8b0" style:font-weight-asian="normal" style:font-weight-complex="normal"/>
    </style:style>
    <style:style style:name="P49" style:family="paragraph" style:parent-style-name="Standard">
      <style:text-properties fo:font-weight="normal" officeooo:rsid="00369aa6" officeooo:paragraph-rsid="00369aa6" style:font-weight-asian="normal" style:font-weight-complex="normal"/>
    </style:style>
    <style:style style:name="P50" style:family="paragraph" style:parent-style-name="Standard">
      <style:text-properties fo:font-weight="normal" officeooo:rsid="00374b02" officeooo:paragraph-rsid="00374b02" style:font-weight-asian="normal" style:font-weight-complex="normal"/>
    </style:style>
    <style:style style:name="P51" style:family="paragraph" style:parent-style-name="Standard">
      <style:text-properties fo:font-weight="normal" officeooo:rsid="003859be" officeooo:paragraph-rsid="003859be" style:font-weight-asian="normal" style:font-weight-complex="normal"/>
    </style:style>
    <style:style style:name="P52" style:family="paragraph" style:parent-style-name="Standard">
      <style:text-properties fo:font-weight="normal" officeooo:rsid="0038dc00" officeooo:paragraph-rsid="0038dc00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278700" officeooo:paragraph-rsid="00278700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8ad59" officeooo:paragraph-rsid="0028ad59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3ef31a" officeooo:paragraph-rsid="003ef31a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28ad59" officeooo:paragraph-rsid="0028ad59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278700" officeooo:paragraph-rsid="00278700" style:font-weight-asian="bold" style:font-weight-complex="bold"/>
    </style:style>
    <style:style style:name="P58" style:family="paragraph" style:parent-style-name="Standard">
      <style:text-properties officeooo:rsid="0039e63e" officeooo:paragraph-rsid="0039e63e"/>
    </style:style>
    <style:style style:name="P59" style:family="paragraph" style:parent-style-name="Standard">
      <style:text-properties officeooo:rsid="0039e63e" officeooo:paragraph-rsid="003ad313"/>
    </style:style>
    <style:style style:name="P60" style:family="paragraph" style:parent-style-name="Standard">
      <style:text-properties officeooo:rsid="003ad313" officeooo:paragraph-rsid="003ad313"/>
    </style:style>
    <style:style style:name="P61" style:family="paragraph" style:parent-style-name="Standard">
      <style:text-properties officeooo:rsid="003da748" officeooo:paragraph-rsid="003da748"/>
    </style:style>
    <style:style style:name="P62" style:family="paragraph" style:parent-style-name="Standard">
      <style:text-properties style:text-underline-style="solid" style:text-underline-type="double" style:text-underline-width="auto" style:text-underline-color="font-color" fo:font-weight="bold" officeooo:rsid="00278700" officeooo:paragraph-rsid="00278700" style:font-weight-asian="bold" style:font-weight-complex="bold"/>
    </style:style>
    <style:style style:name="P63" style:family="paragraph" style:parent-style-name="Standard">
      <style:text-properties fo:font-weight="normal" officeooo:rsid="0034b8b0" officeooo:paragraph-rsid="0034b8b0" style:font-weight-asian="normal" style:font-weight-complex="normal"/>
    </style:style>
    <style:style style:name="P64" style:family="paragraph" style:parent-style-name="Standard">
      <style:text-properties fo:font-weight="normal" officeooo:rsid="0043bb9c" officeooo:paragraph-rsid="0043bb9c" style:font-weight-asian="normal" style:font-weight-complex="normal"/>
    </style:style>
    <style:style style:name="P65" style:family="paragraph" style:parent-style-name="Standard">
      <style:text-properties fo:font-weight="normal" officeooo:rsid="0043e44c" officeooo:paragraph-rsid="0043e44c" style:font-weight-asian="normal" style:font-weight-complex="normal"/>
    </style:style>
    <style:style style:name="P66" style:family="paragraph" style:parent-style-name="Standard">
      <style:text-properties fo:font-weight="normal" officeooo:rsid="0038dc00" officeooo:paragraph-rsid="0038dc00" style:font-weight-asian="normal" style:font-weight-complex="normal"/>
    </style:style>
    <style:style style:name="P67" style:family="paragraph" style:parent-style-name="Standard">
      <style:text-properties fo:font-weight="normal" officeooo:rsid="0038dc00" officeooo:paragraph-rsid="004574f6" style:font-weight-asian="normal" style:font-weight-complex="normal"/>
    </style:style>
    <style:style style:name="P68" style:family="paragraph" style:parent-style-name="Standard">
      <style:text-properties fo:font-weight="normal" officeooo:rsid="004574f6" officeooo:paragraph-rsid="004574f6" style:font-weight-asian="normal" style:font-weight-complex="normal"/>
    </style:style>
    <style:style style:name="T1" style:family="text">
      <style:text-properties officeooo:rsid="000ff3cd"/>
    </style:style>
    <style:style style:name="T2" style:family="text">
      <style:text-properties officeooo:rsid="001074cb"/>
    </style:style>
    <style:style style:name="T3" style:family="text">
      <style:text-properties officeooo:rsid="001140ce"/>
    </style:style>
    <style:style style:name="T4" style:family="text">
      <style:text-properties officeooo:rsid="00117eb9"/>
    </style:style>
    <style:style style:name="T5" style:family="text">
      <style:text-properties officeooo:rsid="0011cad3"/>
    </style:style>
    <style:style style:name="T6" style:family="text">
      <style:text-properties officeooo:rsid="00123204"/>
    </style:style>
    <style:style style:name="T7" style:family="text">
      <style:text-properties officeooo:rsid="001343ad"/>
    </style:style>
    <style:style style:name="T8" style:family="text">
      <style:text-properties officeooo:rsid="00138caa"/>
    </style:style>
    <style:style style:name="T9" style:family="text">
      <style:text-properties officeooo:rsid="00140675"/>
    </style:style>
    <style:style style:name="T10" style:family="text">
      <style:text-properties officeooo:rsid="00150b35"/>
    </style:style>
    <style:style style:name="T11" style:family="text">
      <style:text-properties officeooo:rsid="0016401c"/>
    </style:style>
    <style:style style:name="T12" style:family="text">
      <style:text-properties officeooo:rsid="001c6c8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5579" style:font-weight-asian="normal" style:font-weight-complex="normal"/>
    </style:style>
    <style:style style:name="T15" style:family="text">
      <style:text-properties officeooo:rsid="002a5579"/>
    </style:style>
    <style:style style:name="T16" style:family="text">
      <style:text-properties officeooo:rsid="0031a85c"/>
    </style:style>
    <style:style style:name="T17" style:family="text">
      <style:text-properties officeooo:rsid="0033753b"/>
    </style:style>
    <style:style style:name="T18" style:family="text">
      <style:text-properties officeooo:rsid="00374b02"/>
    </style:style>
    <style:style style:name="T19" style:family="text">
      <style:text-properties officeooo:rsid="0039e63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ef31a" style:font-weight-asian="bold" style:font-weight-complex="bold"/>
    </style:style>
    <style:style style:name="T22" style:family="text">
      <style:text-properties officeooo:rsid="003ef31a"/>
    </style:style>
    <style:style style:name="T23" style:family="text">
      <style:text-properties style:text-underline-style="solid" style:text-underline-type="double" style:text-underline-width="auto" style:text-underline-color="font-color"/>
    </style:style>
    <style:style style:name="T24" style:family="text">
      <style:text-properties officeooo:rsid="003fcf13"/>
    </style:style>
    <style:style style:name="T25" style:family="text">
      <style:text-properties officeooo:rsid="004144dc"/>
    </style:style>
    <style:style style:name="T26" style:family="text">
      <style:text-properties officeooo:rsid="0043bb9c"/>
    </style:style>
    <style:style style:name="T27" style:family="text">
      <style:text-properties officeooo:rsid="0043e44c"/>
    </style:style>
    <style:style style:name="T28" style:family="text">
      <style:text-properties officeooo:rsid="004574f6"/>
    </style:style>
    <style:style style:name="T29" style:family="text">
      <style:text-properties officeooo:rsid="004637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ccumulators:</text:p>
      <text:p text:style-name="P27"/>
      <text:p text:style-name="P42">val blankLines=sc.accumulator(0)</text:p>
      <text:p text:style-name="P42">val callSigns=file.flatMap(line =&gt; {</text:p>
      <text:p text:style-name="P42"><text:tab/>if(line==""){</text:p>
      <text:p text:style-name="P42"><text:tab/><text:tab/>blankLines+=1</text:p>
      <text:p text:style-name="P42"><text:tab/>}</text:p>
      <text:p text:style-name="P42"><text:tab/>line.split(" ")</text:p>
      <text:p text:style-name="P42">})</text:p>
      <text:p text:style-name="P42"/>
      <text:p text:style-name="P42">callSigns.foreach(println)</text:p>
      <text:p text:style-name="P42">println(blankLines.value)</text:p>
      <text:p text:style-name="P26"/>
      <text:p text:style-name="P26"><text:span text:style-name="T11">Operations on </text:span>DataFrame:</text:p>
      <text:p text:style-name="P1"/>
      <text:p text:style-name="P2">1.<text:span text:style-name="T1">To create spark sql session</text:span></text:p>
      <text:p text:style-name="P61">import org.apache.spark.sql.SparkSession</text:p>
      <text:p text:style-name="P61">import org.apache.spark.SparkConf</text:p>
      <text:p text:style-name="P61">val sparkConf=new SparkConf().setAppName(“sdfsd”)</text:p>
      <text:p text:style-name="P3"><text:tab/>val sparkSession = SparkSession.builder().config(sparkConf).getOrCreate()</text:p>
      <text:p text:style-name="P3">2. <text:span text:style-name="T1">To </text:span>create a dataframe from the csv file</text:p>
      <text:p text:style-name="P3">//<text:span text:style-name="T19">Load a file to SparkSql</text:span></text:p>
      <text:p text:style-name="P3">// <text:span text:style-name="T19">Providing the structure for the incoming data</text:span></text:p>
      <text:p text:style-name="P5"><text:tab/>val dfTags = sparkSession.read.csv("question_tags.csv").toDF("id", "tag")</text:p>
      <text:p text:style-name="P4">3. <text:span text:style-name="T12">Do a implicit import “import sparkSession.implicits._”</text:span></text:p>
      <text:p text:style-name="P9"><text:s text:c="4"/>To show the dataframe schema which was inferred by Spark,</text:p>
      <text:p text:style-name="P9">//<text:span text:style-name="T19">Look at the structure of incoming data</text:span></text:p>
      <text:p text:style-name="P7"><text:s/>dfTags.printSchema()</text:p>
      <text:p text:style-name="P6"/>
      <text:p text:style-name="P58">id (id,String,nullable)</text:p>
      <text:p text:style-name="P58">tag (tag,String,nullable)</text:p>
      <text:p text:style-name="P58"/>
      <text:p text:style-name="P7">4. To select columns from a dataframe</text:p>
      <text:p text:style-name="P7"><text:tab/> dfTags.select("id",”<text:span text:style-name="T19">tags</text:span>”).show(10)</text:p>
      <text:p text:style-name="P58">First 10 records will be shown</text:p>
      <text:p text:style-name="P7">5. To filter by column value of a dataframe</text:p>
      <text:p text:style-name="P59">(Where clause)</text:p>
      <text:p text:style-name="P10">dfTags.filter("tag == 'php' ").select(“ïd”)show(10) //select id from dfTags where tag='php' limit 10;</text:p>
      <text:p text:style-name="P8"><text:tab/><text:span text:style-name="T2">// DataFrame Query: SQL like query</text:span></text:p>
      <text:p text:style-name="P11"><text:tab/> <text:s/>dfTags.filter("tag like 's%'").show(10)</text:p>
      <text:p text:style-name="P12"><text:tab/><text:span text:style-name="T3"> // DataFrame Query: Multiple filter chaining</text:span></text:p>
      <text:p text:style-name="P13"><text:tab/> <text:s/>dfTags.filter("tag like 's%'").filter("id == 25 or id == 108").show(10)</text:p>
      <text:p text:style-name="P14"><text:tab/><text:span text:style-name="T4">// DataFrame Query: SQL IN clause</text:span></text:p>
      <text:p text:style-name="P15"><text:tab/> <text:s/>dfTags.filter("id in (25, 108)").show(10)</text:p>
      <text:p text:style-name="P7">6. To count the number of rows in a dataframe,</text:p>
      <text:p text:style-name="P8"><text:tab/><text:span text:style-name="T2"> println(s"Number of php tags = ${ dfTags.filter("tag == 'php'").count() }")</text:span></text:p>
      <text:p text:style-name="P14">7. <text:s/><text:span text:style-name="T4">We can use the groupBy() method on a dataframe to execute a similar SQL group by query.</text:span></text:p>
      <text:p text:style-name="P15"><text:tab/>dfTags.groupBy("tag").count().show(10)</text:p>
      <text:p text:style-name="P60">select count(tag)</text:p>
      <text:p text:style-name="P60"><text:soft-page-break/>from dfTags</text:p>
      <text:p text:style-name="P60">group by tag</text:p>
      <text:p text:style-name="P60">limit 10</text:p>
      <text:p text:style-name="P15"><text:tab/>// DataFrame Query: SQL Group By with filter</text:p>
      <text:p text:style-name="P15"><text:tab/>dfTags.groupBy("tag").count().filter("count &gt; 5").show(10)</text:p>
      <text:p text:style-name="P15"><text:tab/>// DataFrame Query: SQL order by</text:p>
      <text:p text:style-name="P15"><text:tab/>dfTags.groupBy("tag").count().filter("count &gt; 5").orderBy("tag").show(10)</text:p>
      <text:p text:style-name="P15"/>
      <text:p text:style-name="P16">8. <text:span text:style-name="T5"><text:s/>val dfQuestionsCSV = spark.read.option("dateFormat","yyyy-MM-dd HH:mm:ss")<text:tab/><text:tab/><text:tab/><text:tab/>.csv("/home/cloudera/Desktop/Sri/Spark/question10K.csv").toDF("id", "creation_date", "closed_date","deletion_date", "score","owner_userid", "answer_count")</text:span></text:p>
      <text:p text:style-name="P16"><text:span text:style-name="T5"><text:s/><text:tab/>dfQuestionsCSV.printSchema()</text:span><text:tab/></text:p>
      <text:p text:style-name="P17">9. <text:s/><text:span text:style-name="T6">Cast columns to specific data type</text:span></text:p>
      <text:p text:style-name="P17"><text:tab/><text:span text:style-name="T6"> val dfQuestions = dfQuestionsCSV.select(dfQuestionsCSV.col("id").cast("integer"), dfQuestionsCSV.col("creation_date").cast("timestamp"),dfQuestionsCSV.col("closed_date").cast("timestamp"),dfQuestionsCSV.col("deletion_date").cast("date"),dfQuestionsCSV.col("score").cast("integer"),dfQuestionsCSV.col("owner_userid").cast("integer"),dfQuestionsCSV.col("answer_count").cast("integer"))</text:span></text:p>
      <text:p text:style-name="P18"/>
      <text:p text:style-name="P18"><text:tab/> dfQuestions.printSchema()</text:p>
      <text:p text:style-name="P18"><text:tab/> dfQuestions.show(10)</text:p>
      <text:p text:style-name="P18">10. <text:s/><text:span text:style-name="T7">Apply joins from 2 different dataframes.</text:span></text:p>
      <text:p text:style-name="P19"><text:tab/><text:span text:style-name="T7">val dfQuestionsSubset = dfQuestions.filter("score &gt; 400 and score &lt; 410").toDF()</text:span></text:p>
      <text:p text:style-name="P20"><text:s/><text:tab/> dfQuestionsSubset.show()</text:p>
      <text:p text:style-name="P20"><text:tab/></text:p>
      <text:p text:style-name="P20"><text:tab/>//Join </text:p>
      <text:p text:style-name="P20"><text:tab/> dfQuestionsSubset.join(dfTags, "id").show(10)</text:p>
      <text:p text:style-name="P20"><text:tab/>// DataFrame Query: Join on explicit columns</text:p>
      <text:p text:style-name="P20"><text:tab/> dfQuestionsSubset.join(dfTags, dfTags("id") === dfQuestionsSubset("id")).show(10)</text:p>
      <text:p text:style-name="P20"><text:tab/>// DataFrame Query: Join and select columns</text:p>
      <text:p text:style-name="P20"><text:tab/> dfQuestionsSubset.join(dfTags, "id").select("owner_userid", "tag", "creation_date", "score")</text:p>
      <text:p text:style-name="P20"><text:tab/> .show(10)</text:p>
      <text:p text:style-name="P21"><text:tab/><text:span text:style-name="T8">// DataFrame Query: Inner Joind</text:span></text:p>
      <text:p text:style-name="P23"><text:tab/> dfQuestionsSubset.join(dfTags, Seq("id"), "inner").show(10)</text:p>
      <text:p text:style-name="P23"><text:tab/>The various other parameters are inner, cross, outer, full, left, left_outer, right, <text:tab/><text:tab/>right_outer</text:p>
      <text:p text:style-name="P20"/>
      <text:p text:style-name="P22">11. <text:s/><text:span text:style-name="T9">Distinct</text:span></text:p>
      <text:p text:style-name="P22"><text:tab/><text:span text:style-name="T9">dfTags.select("tag").distinct().show(10)</text:span></text:p>
      <text:p text:style-name="P22"/>
      <text:p text:style-name="P22"/>
      <text:p text:style-name="P38">SparkSQL commands:</text:p>
      <text:p text:style-name="P24"><text:tab/></text:p>
      <text:p text:style-name="P24">Instead of operating directly on the dataframe dfTags, we will register it as a temporary table in Spark's catalog</text:p>
      <text:p text:style-name="P24">1. To create a temporary view</text:p>
      <text:p text:style-name="P24"><text:tab/>dfTags.createOrReplaceTempView("so_tags")</text:p>
      <text:p text:style-name="P24">2. List all tables in Spark's catalog</text:p>
      <text:p text:style-name="P24"><text:tab/>sparkSession.catalog.listTables().show()</text:p>
      <text:p text:style-name="P24"><text:soft-page-break/>3. List catalog tables using Spark SQL</text:p>
      <text:p text:style-name="P24"><text:tab/> sparkSession.sql("show tables").show()</text:p>
      <text:p text:style-name="P24">4. Select columns</text:p>
      <text:p text:style-name="P24"><text:tab/>sparkSession.sql("select id, tag from so_tags limit 10").show()</text:p>
      <text:p text:style-name="P24">5. Filter by column value</text:p>
      <text:p text:style-name="P24"><text:tab/>sparkSession.sql("select * from so_tags where tag = 'php'").show(10)</text:p>
      <text:p text:style-name="P25">6. <text:span text:style-name="T10">SQL Group By with having clause</text:span></text:p>
      <text:p text:style-name="P40"><text:s text:c="2"/><text:tab/>spark.sql("""select tag, count(*) as count</text:p>
      <text:p text:style-name="P40"><text:tab/><text:tab/><text:tab/> <text:s text:c="7"/>|from so_tags group by tag having count &gt; 5""".stripMargin).show(10)</text:p>
      <text:p text:style-name="P41"/>
      <text:p text:style-name="P28"/>
      <text:p text:style-name="P39">UDF:</text:p>
      <text:p text:style-name="P53"/>
      <text:p text:style-name="P53">Spark SQL has language integrated User-Defined Functions (UDFs). UDF is a feature of Spark SQL to define new Column-based functions that extend the vocabulary of Spark SQL’s DSL for transforming Datasets.</text:p>
      <text:p text:style-name="P53"/>
      <text:p text:style-name="P53"><text:s text:c="4"/>val dataset = Seq((0, "hello"),(1, "world")).toDF("id","text")</text:p>
      <text:p text:style-name="P53"/>
      <text:p text:style-name="P53"><text:span text:style-name="T20">val upper: String =&gt; String =_.toUpperCase //</text:span><text:span text:style-name="T21">implicit function</text:span></text:p>
      <text:p text:style-name="P55"/>
      <text:p text:style-name="P55">def upper(str:String)={</text:p>
      <text:p text:style-name="P55"><text:tab/>val strUpper=str.toUpper</text:p>
      <text:p text:style-name="P55"><text:tab/>strUpper</text:p>
      <text:p text:style-name="P55">}</text:p>
      <text:p text:style-name="P57"><text:s text:c="3"/><text:span text:style-name="T23"><text:s/>import org.apache.spark.sql.functions.udf</text:span></text:p>
      <text:p text:style-name="P62"><text:s text:c="4"/>val upperUDF = udf(upper)</text:p>
      <text:p text:style-name="P53"/>
      <text:p text:style-name="P53"/>
      <text:p text:style-name="P53"><text:s text:c="2"/>dataset.withColumn("upper<text:span text:style-name="T22">Text</text:span>", upperUDF('text)).show</text:p>
      <text:p text:style-name="P55">id text upperText</text:p>
      <text:p text:style-name="P55"><text:s text:c="4"/>hello HELLO <text:s text:c="5"/></text:p>
      <text:p text:style-name="P56">Register the function as 'myUpper'</text:p>
      <text:p text:style-name="P56"><text:s text:c="3"/><text:span text:style-name="T13">spark.udf.register("myUpper", (input:String) =&gt; input.toUpperCase)</text:span></text:p>
      <text:p text:style-name="P54"><text:s text:c="3"/>spark.catalog.listFunctions.filter('name like "%upper%").show(false)</text:p>
      <text:p text:style-name="P53"/>
      <text:p text:style-name="P29">Complete Use case of SparkSQL </text:p>
      <text:p text:style-name="P30">Querying Using Spark SQL</text:p>
      <text:p text:style-name="P43"/>
      <text:p text:style-name="P43">import org.apache.spark.sql.SparkSession</text:p>
      <text:p text:style-name="P43">val spark = SparkSession.builder().appName("Spark SQL basic example").config("spark.some.config.option", "abv").getOrCreate()</text:p>
      <text:p text:style-name="P43">import spark.implicits._</text:p>
      <text:p text:style-name="P43">val df = spark.read.json("employee.json")</text:p>
      <text:p text:style-name="P43">df.show()</text:p>
      <text:p text:style-name="P43"/>
      <text:p text:style-name="P31">Print the schema of “ <text:span text:style-name="T14">df </text:span><text:span text:style-name="T15">”</text:span></text:p>
      <text:p text:style-name="P31"/>
      <text:p text:style-name="P44">df.printSchema()</text:p>
      <text:p text:style-name="P44"><text:soft-page-break/>df.select("name").show()</text:p>
      <text:p text:style-name="P44"/>
      <text:p text:style-name="P31">Apply expression and filter to the dataframe</text:p>
      <text:p text:style-name="P31"/>
      <text:p text:style-name="P44">df.select($"name", $"<text:span text:style-name="T24">salary</text:span>" + <text:span text:style-name="T24">10000)</text:span>.show()</text:p>
      <text:p text:style-name="P44">df.filter($"<text:span text:style-name="T24">salary</text:span>" &gt; <text:span text:style-name="T24">20000</text:span>).show()</text:p>
      <text:p text:style-name="P44"/>
      <text:p text:style-name="P32">Creating a temporary view ’employee’ of our ‘df’ DataFrame </text:p>
      <text:p text:style-name="P45">df.groupBy("age").count().show()</text:p>
      <text:p text:style-name="P45">df.createOrReplaceTempView("employee")</text:p>
      <text:p text:style-name="P45">val sqlDF = spark.sql("SELECT * FROM employee")</text:p>
      <text:p text:style-name="P45">sqlDF.show()</text:p>
      <text:p text:style-name="P45"/>
      <text:p text:style-name="P33">Creating Datasets <text:span text:style-name="T16">From a class</text:span></text:p>
      <text:p text:style-name="P46">case class Employee(name: String, <text:span text:style-name="T25">salary</text:span>: Long)</text:p>
      <text:p text:style-name="P46">val caseClassDS = Seq(Employee("Andrew", <text:span text:style-name="T25">20000</text:span>)).toDS()</text:p>
      <text:p text:style-name="P46">caseClassDS.show()</text:p>
      <text:p text:style-name="P46"/>
      <text:p text:style-name="P46">val primitiveDS = Seq(1, 2, 3).toDS()</text:p>
      <text:p text:style-name="P46">primitiveDS.map(_ + 1).collect()</text:p>
      <text:p text:style-name="P46"/>
      <text:p text:style-name="P34">Creating a Dataset from <text:span text:style-name="T17">file</text:span></text:p>
      <text:p text:style-name="P47">val path = "/<text:span text:style-name="T26">home/cloudera/Desktop/Sri/Spark/</text:span>employee.json"</text:p>
      <text:p text:style-name="P47">val employeeDS = spark.read.json(path).as[Employee]</text:p>
      <text:p text:style-name="P47">employeeDS.show()</text:p>
      <text:p text:style-name="P47"/>
      <text:p text:style-name="P35">Adding SchemaRDD</text:p>
      <text:p text:style-name="P48"/>
      <text:p text:style-name="P48">import spark.implicits._</text:p>
      <text:p text:style-name="P48"/>
      <text:p text:style-name="P65">case class People(name:String,age:Int)</text:p>
      <text:p text:style-name="P48"/>
      <text:p text:style-name="P48">val employeeDF = spark.sparkContext.textFile("/<text:span text:style-name="T27">home/cloudera/Desktop/Sri/Spark/</text:span>people.txt").map(_.split(",")).map(attributes =&gt; <text:span text:style-name="T27">People</text:span>(attributes(0), attributes(1).trim.toInt)).toDF()</text:p>
      <text:p text:style-name="P64"/>
      <text:p text:style-name="P64"/>
      <text:p text:style-name="P48">employeeDF.createOrReplaceTempView("<text:span text:style-name="T27">people</text:span>")</text:p>
      <text:p text:style-name="P48">val youngstersDF = spark.sql("SELECT name, age FROM <text:span text:style-name="T27">people</text:span> WHERE age BETWEEN 18 AND 30")</text:p>
      <text:p text:style-name="P48">youngstersDF.map(youngster =&gt; "Name: " + youngster(0) <text:span text:style-name="T27">+ “ Age:” + youngster(1)</text:span>).show()</text:p>
      <text:p text:style-name="P48"/>
      <text:p text:style-name="P35">Converting the mapped names into string for transformations</text:p>
      <text:p text:style-name="P35"/>
      <text:p text:style-name="P51">import org.apache.spark.sql.types._</text:p>
      <text:p text:style-name="P51">import org.apache.spark.sql.Row</text:p>
      <text:p text:style-name="P51">val employeeRDD = spark.sparkContext.textFile("people.txt")</text:p>
      <text:p text:style-name="P51">val schemaString = "name age"</text:p>
      <text:p text:style-name="P51">val fields = schemaString.split(" ").map(fieldName =&gt; StructField(fieldName, StringType, nullable = <text:soft-page-break/>true))</text:p>
      <text:p text:style-name="P51">val schema = StructType(fields)//<text:span text:style-name="T28">1.</text:span></text:p>
      <text:p text:style-name="P48"/>
      <text:p text:style-name="P37">Creating Dataframe from schema</text:p>
      <text:p text:style-name="P37"/>
      <text:p text:style-name="P67">val rowRDD = employeeRDD.map(_.split(",")).map(attributes =&gt; Row(attributes(0), attributes(1).trim)) //<text:span text:style-name="T28">2.</text:span></text:p>
      <text:p text:style-name="P67"><text:span text:style-name="T28">Row(srilakshmi,22)</text:span></text:p>
      <text:p text:style-name="P52"><text:tab/><text:tab/><text:tab/><text:span text:style-name="T28">Row(sai,45)</text:span></text:p>
      <text:p text:style-name="P52"><text:tab/><text:tab/><text:tab/><text:span text:style-name="T28">Row(sasi,30)</text:span></text:p>
      <text:p text:style-name="P52"/>
      <text:p text:style-name="P52">val employeeDF = spark.createDataFrame(rowRDD, schema) //<text:span text:style-name="T28">3. </text:span></text:p>
      <text:p text:style-name="P68">1.create schema</text:p>
      <text:p text:style-name="P68">2. create records</text:p>
      <text:p text:style-name="P68">3. create dataframe by matching the records with the schema</text:p>
      <text:p text:style-name="P68"/>
      <text:p text:style-name="P52">employeeDF.createOrReplaceTempView("employee")</text:p>
      <text:p text:style-name="P52">val results = spark.sql("SELECT name FROM employee")</text:p>
      <text:p text:style-name="P52">results.map(attributes =&gt; "Name: " + attributes(0)).show()</text:p>
      <text:p text:style-name="P48"/>
      <text:p text:style-name="P36">Caching Tables In-Memory <text:span text:style-name="T18">Columnar storage</text:span></text:p>
      <text:p text:style-name="P36"/>
      <text:p text:style-name="P49">import spark.implicits._</text:p>
      <text:p text:style-name="P49">val employeeDF = spark.read.json("employee.json")</text:p>
      <text:p text:style-name="P49"/>
      <text:p text:style-name="P50">employeeDF.write.parquet("employee.parquet")</text:p>
      <text:p text:style-name="P50">val parquetFileDF = spark.read.parquet("<text:span text:style-name="T29">Youngsters</text:span>")</text:p>
      <text:p text:style-name="P50">parquetFileDF.createOrReplaceTempView("parquetFile")</text:p>
      <text:p text:style-name="P50">val namesDF = spark.sql("SELECT name FROM parquetFile WHERE age BETWEEN 18 AND 30")</text:p>
      <text:p text:style-name="P50">namesDF.map(attributes =&gt; "Name: " + attributes(0))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9:36.201000000</meta:creation-date>
    <dc:date>2018-04-06T07:44:31.243000000</dc:date>
    <meta:editing-duration>P1DT17H57M37S</meta:editing-duration>
    <meta:editing-cycles>44</meta:editing-cycles>
    <meta:generator>LibreOffice/4.2.4.2$Windows_x86 LibreOffice_project/63150712c6d317d27ce2db16eb94c2f3d7b699f8</meta:generator>
    <meta:document-statistic meta:table-count="0" meta:image-count="0" meta:object-count="0" meta:page-count="5" meta:paragraph-count="166" meta:word-count="760" meta:character-count="7564" meta:non-whitespace-character-count="6831"/>
  </office:meta>
</office:document-meta>
</file>